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enBitSet.flipAndGet( long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penBitSet.getB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penBitSet.getBi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penBitSet.remove( OpenBitSet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penBitSet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penBitSet.flip( long startIndex , long end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OpenBitSet.setBits( long [ ] bi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penBitSet.OpenBi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nBitSet.and( OpenBitSet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nBitSet.bits2words( long numBi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nBitSet.andNotCount( OpenBitSet a , OpenBitSet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penBitSet.intersectionCount( OpenBitSet a , OpenBitSe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nBitSet.clear( long startIndex , long end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OpenBitSet.fastSe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penBitSet.intersect( OpenBitSe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penBitSet.clear( long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penBitSet.fastGet( long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penBitSet.getNumWor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penBitSet.ensureCapacity( long numBi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nBitSe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nBitSet.nextSetBit( int 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penBitSet.fastFlip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penBitSet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penBitSet.fastClear( long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penBitSet.andNot( OpenBitSet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nBitSet.set( long startIndex , long end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penBitSet.equals( Object o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OpenBitSet.xor( OpenBitSe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penBitSet.expandingWordNum( long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penBitSet.capa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penBitSet.trimTrailingZero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penBitSet.getAndSet( long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penBitSet.setNumWords( int n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penBitSet.set( long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penBitSet.fastClear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penBitSet.fastGe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penBitSet.union( OpenBitSe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penBitSet.or( OpenBitSet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nBitSet.unionCount( OpenBitSet a , OpenBitSet 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penBitSet.intersects( OpenBitSe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penBitSet.flip( long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penBitSet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penBitSet.fastFlip( long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penBitSet.get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penBitSet.fastSet( long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penBitSet.ensureCapacityWords( int numWor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penBitSet.clear( int startIndex , int end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OpenBitSe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nBitSet.cardina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nBitSet.OpenBitSet( long numBi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enBitSet.xorCount( OpenBitSet a , OpenBitSet 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penBitSet.nextSetBit( long 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penBitSet.flipAndGe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penBitSet.OpenBitSet( long [ ] bits , int num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enBitSet.get( long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penBitSet.getAndSe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